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f8fdf" officeooo:paragraph-rsid="001f8fdf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6720" officeooo:paragraph-rsid="001f8fdf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6720" officeooo:paragraph-rsid="001f8fd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8fdf"/>
    </style:style>
    <style:style style:name="T6" style:family="text">
      <style:text-properties fo:language="en" fo:country="US" officeooo:rsid="002067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imp<text:span text:style-name="T6">lement the following modification of the universal dyeing crafting tweak:</text:span></text:p>
      <text:p text:style-name="P3">To be the same as other dyeing (8 blocks + 1 dye -&gt; 8 blocks dyed) instead of 1 wool + 1 dye -&gt; 1 dyed wool (also remove the recipe of 1 wool + 1 dye -&gt; 1 dyed wool).</text:p>
      <text:p text:style-name="P3"/>
      <text:p text:style-name="P3">The datapack is to be supplied by RedPanda_4.</text:p>
      <text:p text:style-name="P1"/>
      <text:p text:style-name="P1">And proceeds.</text:p>
      <text:p text:style-name="P1"/>
      <text:p text:style-name="P1">Signed by,</text:p>
      <text:p text:style-name="P2">Procedural, adjourned split motion M51-3</text:p>
      <text:p text:style-name="P1"/>
      <text:p text:style-name="P1"/>
      <text:p text:style-name="P1"/>
      <text:p text:style-name="Standard"><text:span text:style-name="T1">[</text:span><text:span text:style-name="T2">Motion 52-1: To implement a modified universal dyeing wool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31:43.046849764</dc:date>
    <meta:editing-duration>PT3M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02" meta:character-count="570" meta:non-whitespace-character-count="477"/>
  </office:meta>
</office:document-meta>
</file>